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ompBrokerRelayMessageHandlerTests.connectWhenBrokerNot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ompBrokerRelayMessageHandlerTests.loginAndPass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tubTcpConnection.sendAsync( Message &lt; byte [ ] &gt;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ompBrokerRelayMessageHandlerTests.getVoidFut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TcpOperations.handleMessage( Message &lt; byte [ ] &gt;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TcpConnection.getMess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BrokerRelayMessageHandlerTests.systemSub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tompBrokerRelayMessageHandlerTests.message( StompCommand command , String sessionId , String user , String destina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tompBrokerRelayMessageHandlerTests.connectMessage( String sessionId , String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ompBrokerRelayMessageHandlerTests.destinationExclu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tubTcpOperations.shutdownAsyn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TcpConnection.onReadInactivity( Runnable runnable , long d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ompBrokerRelayMessageHandlerTests.destinationExcludedWithHeartbe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tompBrokerRelayMessageHandlerTests.messageFromBrokerIsEnrich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ubTcpOperations.getSentHeaders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ubTcpOperations.connectAsync( TcpConnectionHandler &lt; byte [ ] &gt;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ompBrokerRelayMessageHandlerTests.startInter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ompBrokerRelayMessageHandlerTests.virtual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tubTcpConnection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ubTcpOperations.getSentMess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BrokerRelayMessageHandlerTests.sendAfterBrokerUn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tompBrokerRelayMessageHandl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ompBrokerRelayMessageHandlerTests.alreadyConne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tubTcpConnection.onWriteInactivity( Runnable runnable , long d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ubTcpOperations.connectAsync( TcpConnectionHandler &lt; byte [ ] &gt; handler , ReconnectStrategy reconnectStrateg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